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c8938" officeooo:paragraph-rsid="000c8938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158bc2" officeooo:paragraph-rsid="00158bc2" style:font-weight-asian="bold" style:font-weight-complex="bold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fo:font-weight="bold" officeooo:rsid="0017c614" officeooo:paragraph-rsid="0017c614" style:font-weight-asian="bold" style:font-weight-complex="bold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fo:font-weight="bold" officeooo:rsid="0017c614" officeooo:paragraph-rsid="001800ac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0c8938" officeooo:paragraph-rsid="000c8938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font-weight="normal" officeooo:rsid="000c8938" officeooo:paragraph-rsid="000c8938" style:font-weight-asian="normal" style:font-weight-complex="normal"/>
    </style:style>
    <style:style style:name="T1" style:family="text">
      <style:text-properties officeooo:rsid="000d8091"/>
    </style:style>
    <style:style style:name="T2" style:family="text">
      <style:text-properties officeooo:rsid="000ec3d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800ac" style:font-weight-asian="normal" style:font-weight-complex="normal"/>
    </style:style>
    <style:style style:name="T6" style:family="text">
      <style:text-properties officeooo:rsid="0011b416"/>
    </style:style>
    <style:style style:name="T7" style:family="text">
      <style:text-properties officeooo:rsid="0013aa98"/>
    </style:style>
    <style:style style:name="T8" style:family="text">
      <style:text-properties fo:font-weight="bold" officeooo:rsid="000ec3d4" style:font-weight-asian="bold" style:font-weight-complex="bold"/>
    </style:style>
    <style:style style:name="T9" style:family="text">
      <style:text-properties fo:font-weight="bold" officeooo:rsid="000d8091" style:font-weight-asian="bold" style:font-weight-complex="bold"/>
    </style:style>
    <style:style style:name="T10" style:family="text">
      <style:text-properties fo:font-weight="bold" officeooo:rsid="0011b416" style:font-weight-asian="bold" style:font-weight-complex="bold"/>
    </style:style>
    <style:style style:name="T11" style:family="text">
      <style:text-properties fo:font-weight="bold" officeooo:rsid="0013aa98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e359" style:font-weight-asian="normal" style:font-weight-complex="normal"/>
    </style:style>
    <style:style style:name="T14" style:family="text">
      <style:text-properties fo:font-weight="normal" officeooo:rsid="0017c614" style:font-weight-asian="normal" style:font-weight-complex="normal"/>
    </style:style>
    <style:style style:name="T15" style:family="text">
      <style:text-properties fo:font-weight="normal" officeooo:rsid="001800a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ciones de la Unión Europea</text:p>
      <text:p text:style-name="P5"><text:tab/>En la actualidad, tras el Tratado de Lisboa (2007), siete son las Instituciones de la Unión Europea:</text:p>
      <text:list xml:id="list4219529200" text:style-name="L1">
        <text:list-item>
          <text:p text:style-name="P6"><text:span text:style-name="T3">Parlamento Europeo</text:span>: <text:span text:style-name="T2">Elegido por los ciudadanos de la Unión cada cinco años. Junto con el Consejo de la Unión, ostenta el </text:span><text:span text:style-name="T8">poder legislativo</text:span><text:span text:style-name="T2">. Además, poder presupuestario y control político de las demás instituciones.</text:span></text:p>
        </text:list-item>
        <text:list-item>
          <text:p text:style-name="P6"><text:span text:style-name="T3">Consejo Europeo</text:span>: <text:span text:style-name="T1">Formado por los Jefes del Estado o Gobierno de los Estados de la Unión, junto con Presidente del Consejo Europeo y el Presidente de la Comisión Europea. </text:span><text:span text:style-name="T9">Función de orientación política y definición de líneas estratégicas de actuación política. Carece expresamente de potestad legislativa; no obstante, GRAN INFLUENCIA.</text:span><text:span text:style-name="T1"> Donald Tusk (ex primer ministro polaco) es el actual Presidente.</text:span></text:p>
        </text:list-item>
        <text:list-item>
          <text:p text:style-name="P6"><text:span text:style-name="T3">Consejo de la Unión Europea</text:span>: <text:span text:style-name="T2">Reúne a los representantes con rango ministerial de los Gobiernos de los Estados miembros. Ejerce, junto con el Parlamento Europeo, el </text:span><text:span text:style-name="T8">poder legislativo</text:span><text:span text:style-name="T2"> de la Unión.</text:span></text:p>
        </text:list-item>
        <text:list-item>
          <text:p text:style-name="P6"><text:span text:style-name="T3">Comisión Europea</text:span>: <text:span text:style-name="T2">Representa el </text:span><text:span text:style-name="T8">poder ejecutivo</text:span><text:span text:style-name="T2">, aunque tiene iniciativa legislativa. Es políticamente independiente, y propone la legislación, y al tiempo es responsable de aplicar las decisiones del PE y el CUE.</text:span></text:p>
        </text:list-item>
        <text:list-item>
          <text:p text:style-name="P6"><text:span text:style-name="T3">Tribunal de Justicia de la Unión Europea</text:span>: <text:span text:style-name="T10">Potestad jurisdiccional</text:span><text:span text:style-name="T6">, garantiza la aplicación del Derecho de la Unión. Equivalente a un Tribunal Supremo y Tribunal Constitucional. Comprende tres niveles: un Tribunal de Justicia (órgano supremo), un Tribunal General (encargado de resolver en primera instancia), y tribunales especializados.</text:span></text:p>
        </text:list-item>
        <text:list-item>
          <text:p text:style-name="P6"><text:span text:style-name="T3">Tribunal de cuentas</text:span>: <text:span text:style-name="T7">Órgano fiscalizador que supervisa la </text:span><text:span text:style-name="T11">correcta administración de fondos</text:span><text:span text:style-name="T7">.</text:span></text:p>
        </text:list-item>
        <text:list-item>
          <text:p text:style-name="P6"><text:span text:style-name="T3">Banco Central Europeo</text:span>: <text:span text:style-name="T11">Responsable de definir y ejecutar la política monetaria</text:span><text:span text:style-name="T7"> de la zona euro. Control sobre emisión monetaria, política cambiaria, etc.</text:span></text:p>
        </text:list-item>
      </text:list>
      <text:p text:style-name="P5"><text:tab/>Las cuatro primeras son instituciones políticas; las tres últimas, no.</text:p>
      <text:p text:style-name="P2">Derecho europeo</text:p>
      <text:p text:style-name="P2"><text:tab/><text:span text:style-name="T12">El derecho emanado de las instituciones europeas (que difiere del Derecho Internacional, así como del ordenamiento jurídico interno de los países miembros, </text:span><text:span text:style-name="T13">y se engloba bajo una categoría propia: el derecho comunitario</text:span><text:span text:style-name="T12">).</text:span></text:p>
      <text:p text:style-name="P2"><text:span text:style-name="T12"><text:tab/></text:span><text:span text:style-name="T14">Las fuentes del derecho en la comunidad europea son:</text:span></text:p>
      <text:list xml:id="list854898640" text:style-name="L2">
        <text:list-item>
          <text:p text:style-name="P4"><text:span text:style-name="T4">Derecho primario</text:span><text:span text:style-name="T12">: </text:span><text:span text:style-name="T15">Contenido en los tratados que los Estados miembros suscriben para constituir la Unión.</text:span></text:p>
          <text:list>
            <text:list-item>
              <text:p text:style-name="P4"><text:span text:style-name="T12">Tratados fundacionales y modificativos (obligatorios).</text:span></text:p>
            </text:list-item>
          </text:list>
        </text:list-item>
        <text:list-item>
          <text:p text:style-name="P3"><text:span text:style-name="T4">Derecho derivado</text:span><text:span text:style-name="T12">: </text:span><text:span text:style-name="T15">Emanado de las Instituciones comunitarias (PE, CUE, CE).</text:span></text:p>
          <text:list>
            <text:list-item>
              <text:p text:style-name="P3"><text:soft-page-break/><text:span text:style-name="T12">Reglamentos, Directivas, Decisiones, Convenios y acuerdos, Acuerdos internacionales (obligatorios).</text:span></text:p>
            </text:list-item>
            <text:list-item>
              <text:p text:style-name="P3"><text:span text:style-name="T12">Recomendaciones y Dictámenes (no obligatorios).</text:span></text:p>
            </text:list-item>
          </text:list>
        </text:list-item>
        <text:list-item>
          <text:p text:style-name="P3"><text:span text:style-name="T4">Derecho subsidiario </text:span><text:span text:style-name="T5">o complementario</text:span><text:span text:style-name="T12">: </text:span><text:span text:style-name="T15">Aplicación de la jurisprudencia y la costumbre, no son leyes.</text:span></text:p>
          <text:list>
            <text:list-item>
              <text:p text:style-name="P3"><text:span text:style-name="T12">Jurisprudencia del TJUE, Derecho Internacional y Derecho nacional (obligatorios).</text:span></text:p>
            </text:list-item>
            <text:list-item>
              <text:p text:style-name="P3"><text:span text:style-name="T12">Costumbre (No obligatorio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12:49:29.401000000</meta:creation-date>
    <meta:generator>LibreOffice/6.3.1.2$Windows_X86_64 LibreOffice_project/b79626edf0065ac373bd1df5c28bd630b4424273</meta:generator>
    <dc:date>2019-09-30T13:17:40.780000000</dc:date>
    <meta:editing-duration>PT28M4S</meta:editing-duration>
    <meta:editing-cycles>15</meta:editing-cycles>
    <meta:document-statistic meta:table-count="0" meta:image-count="0" meta:object-count="0" meta:page-count="2" meta:paragraph-count="21" meta:word-count="395" meta:character-count="2705" meta:non-whitespace-character-count="2342"/>
  </office:meta>
</office:document-meta>
</file>